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/>
      <style:text-properties fo:color="#0563C1" style:text-underline-style="solid" style:text-underline-type="single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8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8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54074" table:formula="of:=SUM([.G3:.G184])" table:style-name="ce8">
            <text:p>54074</text:p>
          </table:table-cell>
          <table:table-cell office:value-type="float" office:value="15" table:formula="of:=QUOTIENT([.K6];3600)" table:style-name="ce8">
            <text:p>15</text:p>
          </table:table-cell>
          <table:table-cell office:value-type="float" office:value="1" table:formula="of:=QUOTIENT(([.K6]-[.L6]*3600); 60)" table:style-name="ce8">
            <text:p>1</text:p>
          </table:table-cell>
          <table:table-cell office:value-type="float" office:value="14" table:formula="of:=[.K6]-[.L6]*3600-[.M6]*60" table:style-name="ce8">
            <text:p>14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10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29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8">
            <text:p>Additionner deux matrices</text:p>
          </table:table-cell>
          <table:table-cell office:value-type="date" office:date-value="2021-12-13T00:00:00" table:style-name="ce33">
            <text:p>13/12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1" table:style-name="ce8">
            <text:p>51</text:p>
          </table:table-cell>
          <table:table-cell office:value-type="float" office:value="711" table:formula="of:=[.D141]*3600+[.E141]*60+[.F141]" table:style-name="ce32">
            <text:p>711</text:p>
          </table:table-cell>
          <table:table-cell office:value-type="string" table:style-name="ce29">
            <text:p>https://youtu.be/ncKxgamfd2M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8">
            <text:p>Calculer la transposée d'une matrice</text:p>
          </table:table-cell>
          <table:table-cell office:value-type="date" office:date-value="2021-12-15T00:00:00" table:style-name="ce33">
            <text:p>15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21" table:formula="of:=[.D142]*3600+[.E142]*60+[.F142]" table:style-name="ce32">
            <text:p>421</text:p>
          </table:table-cell>
          <table:table-cell office:value-type="string" table:style-name="ce10">
            <text:p>https://youtu.be/Gxq76eihTUs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8">
            <text:p>Produit Hadamard de deux matrices</text:p>
          </table:table-cell>
          <table:table-cell office:value-type="date" office:date-value="2021-12-17T00:00:00" table:style-name="ce33">
            <text:p>17/12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6" table:style-name="ce8">
            <text:p>46</text:p>
          </table:table-cell>
          <table:table-cell office:value-type="float" office:value="586" table:formula="of:=[.D143]*3600+[.E143]*60+[.F143]" table:style-name="ce32">
            <text:p>586</text:p>
          </table:table-cell>
          <table:table-cell office:value-type="string" table:style-name="ce29">
            <text:p>https://youtu.be/Cw0Uo7KGN4Y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office:value-type="string" table:style-name="ce8">
            <text:p>Produit scalaire de deux matrices</text:p>
          </table:table-cell>
          <table:table-cell office:value-type="date" office:date-value="2021-12-20T00:00:00" table:style-name="ce33">
            <text:p>20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3" table:style-name="ce8">
            <text:p>23</text:p>
          </table:table-cell>
          <table:table-cell office:value-type="float" office:value="503" table:formula="of:=[.D144]*3600+[.E144]*60+[.F144]" table:style-name="ce32">
            <text:p>503</text:p>
          </table:table-cell>
          <table:table-cell office:value-type="string" table:style-name="ce10">
            <text:p>https://youtu.be/bJYMJZLbZdg</text:p>
          </table:table-cell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office:value-type="string" table:style-name="ce8">
            <text:p>Produit cartésien de deux ensembles</text:p>
          </table:table-cell>
          <table:table-cell office:value-type="date" office:date-value="2021-12-22T00:00:00" table:style-name="ce33">
            <text:p>22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62" table:formula="of:=[.D145]*3600+[.E145]*60+[.F145]" table:style-name="ce32">
            <text:p>362</text:p>
          </table:table-cell>
          <table:table-cell office:value-type="string" table:style-name="ce29">
            <text:p>https://youtu.be/4ngoRVS1H3E</text:p>
          </table:table-cell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office:value-type="string" table:style-name="ce8">
            <text:p>Multiplier une matrice par un scalaire</text:p>
          </table:table-cell>
          <table:table-cell office:value-type="date" office:date-value="2021-12-24T00:00:00" table:style-name="ce33">
            <text:p>24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146]*3600+[.E146]*60+[.F146]" table:style-name="ce32">
            <text:p>366</text:p>
          </table:table-cell>
          <table:table-cell office:value-type="string" table:style-name="ce10">
            <text:p>https://youtu.be/U6s7fs2e6XI</text:p>
          </table:table-cell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office:value-type="string" table:style-name="ce8">
            <text:p>Produit Kronecker de deux matrices</text:p>
          </table:table-cell>
          <table:table-cell office:value-type="date" office:date-value="2021-12-27T00:00:00" table:style-name="ce33">
            <text:p>27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office:value-type="float" office:value="447" table:formula="of:=[.D147]*3600+[.E147]*60+[.F147]" table:style-name="ce32">
            <text:p>447</text:p>
          </table:table-cell>
          <table:table-cell office:value-type="string" table:style-name="ce10">
            <text:p>https://youtu.be/rAKa7rf1zlE</text:p>
          </table:table-cell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office:value-type="string" table:style-name="ce8">
            <text:p>Calculer le déterminant d'une matrice carrée d'ordre 2</text:p>
          </table:table-cell>
          <table:table-cell office:value-type="date" office:date-value="2021-12-29T00:00:00" table:style-name="ce33">
            <text:p>29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31" table:formula="of:=[.D148]*3600+[.E148]*60+[.F148]" table:style-name="ce32">
            <text:p>131</text:p>
          </table:table-cell>
          <table:table-cell office:value-type="string" table:style-name="ce10">
            <text:p>https://youtu.be/lyhFfYPAfeo</text:p>
          </table:table-cell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office:value-type="string" table:style-name="ce8">
            <text:p>Calculer le déterminant d'une matrice carrée d'ordre 3</text:p>
          </table:table-cell>
          <table:table-cell office:value-type="date" office:date-value="2021-12-31T00:00:00" table:style-name="ce33">
            <text:p>31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9" table:style-name="ce8">
            <text:p>59</text:p>
          </table:table-cell>
          <table:table-cell office:value-type="float" office:value="179" table:formula="of:=[.D149]*3600+[.E149]*60+[.F149]" table:style-name="ce32">
            <text:p>179</text:p>
          </table:table-cell>
          <table:table-cell office:value-type="string" table:style-name="ce35">
            <text:p><text:a xlink:href="https://youtu.be/w1gehAWQbb0">https://youtu.be/w1gehAWQbb0</text:a></text:p>
          </table:table-cell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office:value-type="string" table:style-name="ce8">
            <text:p>Calculer la trace d'une matrice</text:p>
          </table:table-cell>
          <table:table-cell office:value-type="date" office:date-value="2022-01-03T00:00:00" table:style-name="ce33">
            <text:p>03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0" table:style-name="ce8">
            <text:p>50</text:p>
          </table:table-cell>
          <table:table-cell office:value-type="float" office:value="410" table:formula="of:=[.D150]*3600+[.E150]*60+[.F150]" table:style-name="ce32">
            <text:p>410</text:p>
          </table:table-cell>
          <table:table-cell office:value-type="string" table:style-name="ce10">
            <text:p>https://youtu.be/8sLzTbFFELs</text:p>
          </table:table-cell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office:value-type="string" table:style-name="ce8">
            <text:p>Calculer le permanent d'une matrice carrée d'ordre 2</text:p>
          </table:table-cell>
          <table:table-cell office:value-type="date" office:date-value="2022-01-05T00:00:00" table:style-name="ce33">
            <text:p>05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24" table:formula="of:=[.D151]*3600+[.E151]*60+[.F151]" table:style-name="ce32">
            <text:p>124</text:p>
          </table:table-cell>
          <table:table-cell office:value-type="string" table:style-name="ce10">
            <text:p>https://youtu.be/IveQ68-4syo</text:p>
          </table:table-cell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office:value-type="string" table:style-name="ce8">
            <text:p>Calculer le permanent d'une matrice carrée d'ordre 3</text:p>
          </table:table-cell>
          <table:table-cell office:value-type="date" office:date-value="2022-01-07T00:00:00" table:style-name="ce33">
            <text:p>07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6" table:style-name="ce8">
            <text:p>46</text:p>
          </table:table-cell>
          <table:table-cell office:value-type="float" office:value="166" table:formula="of:=[.D152]*3600+[.E152]*60+[.F152]" table:style-name="ce32">
            <text:p>166</text:p>
          </table:table-cell>
          <table:table-cell office:value-type="string" table:style-name="ce10">
            <text:p>https://youtu.be/YlbK0TUlNk4</text:p>
          </table:table-cell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office:value-type="string" table:style-name="ce8">
            <text:p>Matrice de Toeplitz</text:p>
          </table:table-cell>
          <table:table-cell office:value-type="date" office:date-value="2022-01-10T00:00:00" table:style-name="ce16">
            <text:p>10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316" table:formula="of:=[.D153]*3600+[.E153]*60+[.F153]" table:style-name="ce28">
            <text:p>316</text:p>
          </table:table-cell>
          <table:table-cell office:value-type="string" table:style-name="ce36">
            <text:p>https://youtu.be/B4WTitopOz4</text:p>
          </table:table-cell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office:value-type="string" table:style-name="ce8">
            <text:p>Aplatir des lists imbriquées</text:p>
          </table:table-cell>
          <table:table-cell office:value-type="date" office:date-value="2022-01-12T00:00:00" table:style-name="ce16">
            <text:p>12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373" table:formula="of:=[.D154]*3600+[.E154]*60+[.F154]" table:style-name="ce28">
            <text:p>373</text:p>
          </table:table-cell>
          <table:table-cell office:value-type="string" table:style-name="ce10">
            <text:p>https://youtu.be/p5o2qM2unnI</text:p>
          </table:table-cell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office:value-type="string" table:style-name="ce8">
            <text:p>Les piles</text:p>
          </table:table-cell>
          <table:table-cell office:value-type="date" office:date-value="2022-01-17T00:00:00" table:style-name="ce16">
            <text:p>17/01/2022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23" table:style-name="ce8">
            <text:p>23</text:p>
          </table:table-cell>
          <table:table-cell office:value-type="float" office:value="803" table:formula="of:=[.D155]*3600+[.E155]*60+[.F155]" table:style-name="ce28">
            <text:p>803</text:p>
          </table:table-cell>
          <table:table-cell office:value-type="string" table:style-name="ce10">
            <text:p>https://youtu.be/qwptQU8zEa8</text:p>
          </table:table-cell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office:value-type="string" table:style-name="ce8">
            <text:p>Les files</text:p>
          </table:table-cell>
          <table:table-cell office:value-type="date" office:date-value="2022-01-24T00:00:00" table:style-name="ce16">
            <text:p>24/01/2022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9" table:style-name="ce8">
            <text:p>29</text:p>
          </table:table-cell>
          <table:table-cell office:value-type="float" office:value="689" table:formula="of:=[.D156]*3600+[.E156]*60+[.F156]" table:style-name="ce28">
            <text:p>689</text:p>
          </table:table-cell>
          <table:table-cell office:value-type="string" table:style-name="ce10">
            <text:p>https://youtu.be/RFOsPp_BM3M</text:p>
          </table:table-cell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office:value-type="string" table:style-name="ce8">
            <text:p>Les listes chaînées</text:p>
          </table:table-cell>
          <table:table-cell office:value-type="date" office:date-value="2022-01-29T00:00:00" table:style-name="ce16">
            <text:p>29/01/2022</text:p>
          </table:table-cell>
          <table:table-cell office:value-type="float" office:value="0" table:style-name="ce8">
            <text:p>0</text:p>
          </table:table-cell>
          <table:table-cell office:value-type="float" office:value="32" table:style-name="ce8">
            <text:p>32</text:p>
          </table:table-cell>
          <table:table-cell office:value-type="float" office:value="1" table:style-name="ce8">
            <text:p>1</text:p>
          </table:table-cell>
          <table:table-cell office:value-type="float" office:value="1921" table:formula="of:=[.D157]*3600+[.E157]*60+[.F157]" table:style-name="ce28">
            <text:p>1921</text:p>
          </table:table-cell>
          <table:table-cell office:value-type="string" table:style-name="ce10">
            <text:p>https://youtu.be/BVJYOioKZr0</text:p>
          </table:table-cell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7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foxxp</meta:initial-creator>
    <dc:creator>foxxp</dc:creator>
    <meta:creation-date>2015-06-05T18:19:34Z</meta:creation-date>
    <dc:date>2022-01-29T08:15:43Z</dc:date>
  </office:meta>
</office:document-meta>
</file>